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99" fo:wrap-option="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2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1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128" calcext:value-type="float">
            <text:p>128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0300" calcext:value-type="string">
            <text:p>000003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08100" calcext:value-type="string">
            <text:p>000081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0000" calcext:value-type="string">
            <text:p>00000000</text:p>
          </table:table-cell>
          <table:table-cell table:formula="of:=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04100" calcext:value-type="string">
            <text:p>000041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80000000" calcext:value-type="string">
            <text:p>80000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5];8)" office:value-type="string" office:string-value="00000000" calcext:value-type="string">
            <text:p>00000000</text:p>
          </table:table-cell>
          <table:table-cell table:formula="of:=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00010100" calcext:value-type="string">
            <text:p>000101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44000" calcext:value-type="string">
            <text:p>0004400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00001000" calcext:value-type="string">
            <text:p>00001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9];8)" office:value-type="string" office:string-value="00000000" calcext:value-type="string">
            <text:p>00000000</text:p>
          </table:table-cell>
          <table:table-cell table:formula="of:=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48000" calcext:value-type="string">
            <text:p>000480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20080" calcext:value-type="string">
            <text:p>0002008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131200" calcext:value-type="float">
            <text:p>131200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7"/>
          <table:table-cell table:style-name="ce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3">
          <table:table-cell table:number-columns-repeated="14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40080" calcext:value-type="string">
            <text:p>0004008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262272" calcext:value-type="float">
            <text:p>26227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01000" calcext:value-type="string">
            <text:p>000010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0200" calcext:value-type="string">
            <text:p>000402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262656" calcext:value-type="float">
            <text:p>262656</text:p>
          </table:table-cell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4096" calcext:value-type="float">
            <text:p>4096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80000000" calcext:value-type="string">
            <text:p>80000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1040000" calcext:value-type="string">
            <text:p>01040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17039360" calcext:value-type="float">
            <text:p>17039360</text:p>
          </table:table-cell>
          <table:table-cell table:number-columns-repeated="5"/>
          <table:table-cell table:style-name="ce12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01000" calcext:value-type="string">
            <text:p>000010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4096" calcext:value-type="float">
            <text:p>4096</text:p>
          </table:table-cell>
          <table:table-cell table:number-columns-repeated="5"/>
          <table:table-cell table:style-name="ce12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2147483648" calcext:value-type="float">
            <text:p>2147483648</text:p>
          </table:table-cell>
          <table:table-cell table:number-columns-repeated="5"/>
          <table:table-cell table:style-name="ce12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440000" calcext:value-type="string">
            <text:p>00440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4456448" calcext:value-type="float">
            <text:p>4456448</text:p>
          </table:table-cell>
          <table:table-cell table:number-columns-repeated="5"/>
          <table:table-cell table:style-name="ce1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80000000" calcext:value-type="string">
            <text:p>8000000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48];8)" office:value-type="string" office:string-value="00000001" calcext:value-type="string">
            <text:p>00000001</text:p>
          </table:table-cell>
          <table:table-cell table:formula="of:=[.N48]*[.N$2]+[.M48]*[.M$2]+[.L48]*[.L$2]+[.K48]*[.K$2]+[.J48]*[.J$2]+[.I48]*[.I$2]" office:value-type="float" office:value="1" calcext:value-type="float">
            <text:p>1</text:p>
          </table:table-cell>
          <table:table-cell table:formula="of:=DEC2HEX([.H48];8)" office:value-type="string" office:string-value="00040000" calcext:value-type="string">
            <text:p>00040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01000" calcext:value-type="string">
            <text:p>0000100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50];8)" office:value-type="string" office:string-value="00000010" calcext:value-type="string">
            <text:p>00000010</text:p>
          </table:table-cell>
          <table:table-cell table:formula="of:=[.N50]*[.N$2]+[.M50]*[.M$2]+[.L50]*[.L$2]+[.K50]*[.K$2]+[.J50]*[.J$2]+[.I50]*[.I$2]" office:value-type="float" office:value="16" calcext:value-type="float">
            <text:p>16</text:p>
          </table:table-cell>
          <table:table-cell table:formula="of:=DEC2HEX([.H50];8)" office:value-type="string" office:string-value="00040000" calcext:value-type="string">
            <text:p>000400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01000" calcext:value-type="string">
            <text:p>00001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80000000" calcext:value-type="string">
            <text:p>80000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000E0" calcext:value-type="string">
            <text:p>000000E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80000000" calcext:value-type="string">
            <text:p>80000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000E1" calcext:value-type="string">
            <text:p>000000E1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44000" calcext:value-type="string">
            <text:p>000440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200100" calcext:value-type="string">
            <text:p>002001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59];8)" office:value-type="string" office:string-value="00000000" calcext:value-type="string">
            <text:p>00000000</text:p>
          </table:table-cell>
          <table:table-cell table:formula="of:=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01000" calcext:value-type="string">
            <text:p>00001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80000000" calcext:value-type="string">
            <text:p>80000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2147483648" calcext:value-type="float">
            <text:p>2147483648</text:p>
          </table:table-cell>
          <table:table-cell table:number-columns-repeated="6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61];8)" office:value-type="string" office:string-value="00000000" calcext:value-type="string">
            <text:p>00000000</text:p>
          </table:table-cell>
          <table:table-cell table:formula="of:=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4000" calcext:value-type="string">
            <text:p>00044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2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100080" calcext:value-type="string">
            <text:p>0010008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00001000" calcext:value-type="string">
            <text:p>00001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40000000" calcext:value-type="string">
            <text:p>4000000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0800" calcext:value-type="string">
            <text:p>00000800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4000" calcext:value-type="string">
            <text:p>000440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00048000" calcext:value-type="string">
            <text:p>00048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80000" calcext:value-type="string">
            <text:p>00080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80000000" calcext:value-type="string">
            <text:p>80000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4000" calcext:value-type="string">
            <text:p>0004400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48000" calcext:value-type="string">
            <text:p>00048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01000" calcext:value-type="string">
            <text:p>00001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20000000" calcext:value-type="string">
            <text:p>200000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536870912" calcext:value-type="float">
            <text:p>536870912</text:p>
          </table:table-cell>
          <table:table-cell table:number-columns-repeated="7"/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2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80000" calcext:value-type="string">
            <text:p>00080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80000000" calcext:value-type="string">
            <text:p>80000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4000" calcext:value-type="string">
            <text:p>00044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48000" calcext:value-type="string">
            <text:p>0004800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01000" calcext:value-type="string">
            <text:p>00001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10000000" calcext:value-type="string">
            <text:p>10000000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68435456" calcext:value-type="float">
            <text:p>268435456</text:p>
          </table:table-cell>
          <table:table-cell table:number-columns-repeated="7"/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80000" calcext:value-type="string">
            <text:p>00080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80000000" calcext:value-type="string">
            <text:p>80000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4000" calcext:value-type="string">
            <text:p>000440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0048000" calcext:value-type="string">
            <text:p>00048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01000" calcext:value-type="string">
            <text:p>00001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8000000" calcext:value-type="string">
            <text:p>0800000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134217728" calcext:value-type="float">
            <text:p>134217728</text:p>
          </table:table-cell>
          <table:table-cell table:number-columns-repeated="7"/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80000" calcext:value-type="string">
            <text:p>00080000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44000" calcext:value-type="string">
            <text:p>00044000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278528" calcext:value-type="float">
            <text:p>278528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3"/>
          <table:table-cell table:style-name="ce10" office:value-type="float" office:value="1" calcext:value-type="float">
            <text:p>1</text:p>
          </table:table-cell>
          <table:table-cell table:style-name="ce12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1000" calcext:value-type="string">
            <text:p>000010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48000" calcext:value-type="string">
            <text:p>00048000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294912" calcext:value-type="float">
            <text:p>294912</text:p>
          </table:table-cell>
          <table:table-cell table:number-columns-repeated="7"/>
          <table:table-cell table:style-name="ce12" table:number-columns-repeated="12"/>
          <table:table-cell table:style-name="ce10" office:value-type="float" office:value="1" calcext:value-type="float">
            <text:p>1</text:p>
          </table:table-cell>
          <table:table-cell table:style-name="ce12" table:number-columns-repeated="2"/>
          <table:table-cell table:style-name="ce10" office:value-type="float" office:value="1" calcext:value-type="float">
            <text:p>1</text:p>
          </table:table-cell>
          <table:table-cell table:style-name="ce12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01000" calcext:value-type="string">
            <text:p>00001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4096" calcext:value-type="float">
            <text:p>4096</text:p>
          </table:table-cell>
          <table:table-cell table:number-columns-repeated="7"/>
          <table:table-cell table:style-name="ce12" table:number-columns-repeated="18"/>
          <table:table-cell table:style-name="ce10" office:value-type="float" office:value="1" calcext:value-type="float">
            <text:p>1</text:p>
          </table:table-cell>
          <table:table-cell table:style-name="ce12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4000000" calcext:value-type="string">
            <text:p>0400000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67108864" calcext:value-type="float">
            <text:p>67108864</text:p>
          </table:table-cell>
          <table:table-cell table:number-columns-repeated="7"/>
          <table:table-cell table:style-name="ce12" table:number-columns-repeated="4"/>
          <table:table-cell table:style-name="ce10" office:value-type="float" office:value="1" calcext:value-type="float">
            <text:p>1</text:p>
          </table:table-cell>
          <table:table-cell table:style-name="ce12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80000" calcext:value-type="string">
            <text:p>00080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524288" calcext:value-type="float">
            <text:p>524288</text:p>
          </table:table-cell>
          <table:table-cell table:number-columns-repeated="7"/>
          <table:table-cell table:style-name="ce12" table:number-columns-repeated="11"/>
          <table:table-cell table:style-name="ce10" office:value-type="float" office:value="1" calcext:value-type="float">
            <text:p>1</text:p>
          </table:table-cell>
          <table:table-cell table:style-name="ce12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80000000" calcext:value-type="string">
            <text:p>80000000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2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000000DC" calcext:value-type="string">
            <text:p>000000DC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2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2];8)" office:value-type="string" office:string-value="00000000" calcext:value-type="string">
            <text:p>00000000</text:p>
          </table:table-cell>
          <table:table-cell table:formula="of:=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80000000" calcext:value-type="string">
            <text:p>80000000</text:p>
          </table:table-cell>
          <table:table-cell table:formula="of:=[.O102]*[.$O$2]+[.P102]*[.$P$2]+[.Q102]*[.$Q$2]+[.R102]*[.$R$2]+[.S102]*[.$S$2]+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03];8)" office:value-type="string" office:string-value="00000000" calcext:value-type="string">
            <text:p>00000000</text:p>
          </table:table-cell>
          <table:table-cell table:formula="of:=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00E8" calcext:value-type="string">
            <text:p>000000E8</text:p>
          </table:table-cell>
          <table:table-cell table:formula="of:=[.O103]*[.$O$2]+[.P103]*[.$P$2]+[.Q103]*[.$Q$2]+[.R103]*[.$R$2]+[.S103]*[.$S$2]+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4];8)" office:value-type="string" office:string-value="00000000" calcext:value-type="string">
            <text:p>00000000</text:p>
          </table:table-cell>
          <table:table-cell table:formula="of:=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80000000" calcext:value-type="string">
            <text:p>80000000</text:p>
          </table:table-cell>
          <table:table-cell table:formula="of:=[.O104]*[.$O$2]+[.P104]*[.$P$2]+[.Q104]*[.$Q$2]+[.R104]*[.$R$2]+[.S104]*[.$S$2]+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05];8)" office:value-type="string" office:string-value="00000000" calcext:value-type="string">
            <text:p>00000000</text:p>
          </table:table-cell>
          <table:table-cell table:formula="of:=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00E9" calcext:value-type="string">
            <text:p>000000E9</text:p>
          </table:table-cell>
          <table:table-cell table:formula="of:=[.O105]*[.$O$2]+[.P105]*[.$P$2]+[.Q105]*[.$Q$2]+[.R105]*[.$R$2]+[.S105]*[.$S$2]+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6];8)" office:value-type="string" office:string-value="00000000" calcext:value-type="string">
            <text:p>00000000</text:p>
          </table:table-cell>
          <table:table-cell table:formula="of:=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80000000" calcext:value-type="string">
            <text:p>80000000</text:p>
          </table:table-cell>
          <table:table-cell table:formula="of:=[.O106]*[.$O$2]+[.P106]*[.$P$2]+[.Q106]*[.$Q$2]+[.R106]*[.$R$2]+[.S106]*[.$S$2]+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07];8)" office:value-type="string" office:string-value="00000000" calcext:value-type="string">
            <text:p>00000000</text:p>
          </table:table-cell>
          <table:table-cell table:formula="of:=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000D0" calcext:value-type="string">
            <text:p>000000D0</text:p>
          </table:table-cell>
          <table:table-cell table:formula="of:=[.O107]*[.$O$2]+[.P107]*[.$P$2]+[.Q107]*[.$Q$2]+[.R107]*[.$R$2]+[.S107]*[.$S$2]+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8];8)" office:value-type="string" office:string-value="00000000" calcext:value-type="string">
            <text:p>00000000</text:p>
          </table:table-cell>
          <table:table-cell table:formula="of:=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O108]*[.$O$2]+[.P108]*[.$P$2]+[.Q108]*[.$Q$2]+[.R108]*[.$R$2]+[.S108]*[.$S$2]+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000C8" calcext:value-type="string">
            <text:p>000000C8</text:p>
          </table:table-cell>
          <table:table-cell table:formula="of:=[.O109]*[.$O$2]+[.P109]*[.$P$2]+[.Q109]*[.$Q$2]+[.R109]*[.$R$2]+[.S109]*[.$S$2]+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0];8)" office:value-type="string" office:string-value="00000000" calcext:value-type="string">
            <text:p>00000000</text:p>
          </table:table-cell>
          <table:table-cell table:formula="of:=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80000000" calcext:value-type="string">
            <text:p>80000000</text:p>
          </table:table-cell>
          <table:table-cell table:formula="of:=[.O110]*[.$O$2]+[.P110]*[.$P$2]+[.Q110]*[.$Q$2]+[.R110]*[.$R$2]+[.S110]*[.$S$2]+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1:34:10.233421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26T21:46:48.806674046</dc:date>
    <meta:editing-duration>P1DT1H9M2S</meta:editing-duration>
    <meta:editing-cycles>165</meta:editing-cycles>
    <meta:generator>LibreOffice/4.3.3.2$Linux_X86_64 LibreOffice_project/430m0$Build-2</meta:generator>
    <meta:document-statistic meta:table-count="1" meta:cell-count="871" meta:object-count="0"/>
  </office:meta>
</office:document-meta>
</file>